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<text:s/>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<text:span text:style-name="T1">C++11 in action</text:span></text:p>
            <text:p><text:span text:style-name="T1"/></text:p>
            <text:p><text:span text:style-name="T2">Minh, Arash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Const keyword</text:p>
          </draw:text-box>
        </draw:frame>
        <draw:frame presentation:style-name="pr5" draw:layer="layout" svg:width="25.2cm" svg:height="12.179cm" svg:x="1.4cm" svg:y="5cm" presentation:class="outline">
          <draw:text-box>
            <text:p>const char * func() const {</text:p>
            <text:p><text:s text:c="2"/>return “This value can be assigned but not changed.”;</text:p>
            <text:p>}</text:p>
            <text:p/>
            <text:list text:style-name="L2">
              <text:list-item>
                <text:p>The first const in this definition means that the return value must be assigned to a const variable and therefore can not be changed</text:p>
              </text:list-item>
              <text:list-item>
                <text:p>The second const in this definition means that the function cannot change any member in the class where the function belongs to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xcep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 C++ any type can be thrown as exception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3:36:44.418559471</meta:creation-date>
    <dc:date>2014-11-15T15:14:24.671274534</dc:date>
    <meta:editing-duration>PT1M24S</meta:editing-duration>
    <meta:editing-cycles>3</meta:editing-cycles>
    <meta:generator>LibreOffice/4.2.7.2$Linux_X86_64 LibreOffice_project/420m0$Build-2</meta:generator>
    <meta:document-statistic meta:object-count="45"/>
  </office:meta>
</office:document-meta>
</file>